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d061" officeooo:paragraph-rsid="0004d061"/>
    </style:style>
    <style:style style:name="P2" style:family="paragraph" style:parent-style-name="Standard">
      <style:text-properties officeooo:rsid="0007045a" officeooo:paragraph-rsid="0007045a"/>
    </style:style>
    <style:style style:name="P3" style:family="paragraph" style:parent-style-name="Standard">
      <style:text-properties officeooo:rsid="0007af9f" officeooo:paragraph-rsid="0007af9f"/>
    </style:style>
    <style:style style:name="P4" style:family="paragraph" style:parent-style-name="Standard">
      <style:text-properties officeooo:rsid="0007af9f" officeooo:paragraph-rsid="0009301c"/>
    </style:style>
    <style:style style:name="P5" style:family="paragraph" style:parent-style-name="Standard">
      <style:text-properties officeooo:rsid="000d9a7e" officeooo:paragraph-rsid="000d9a7e"/>
    </style:style>
    <style:style style:name="P6" style:family="paragraph" style:parent-style-name="Standard">
      <style:text-properties officeooo:rsid="0010e1bc" officeooo:paragraph-rsid="0010e1bc"/>
    </style:style>
    <style:style style:name="P7" style:family="paragraph" style:parent-style-name="Standard">
      <style:text-properties officeooo:rsid="0004d061" officeooo:paragraph-rsid="0004d061"/>
    </style:style>
    <style:style style:name="T1" style:family="text">
      <style:text-properties officeooo:rsid="0005bcaa"/>
    </style:style>
    <style:style style:name="T2" style:family="text">
      <style:text-properties officeooo:rsid="000a9342"/>
    </style:style>
    <style:style style:name="T3" style:family="text">
      <style:text-properties officeooo:rsid="000b3f24"/>
    </style:style>
    <style:style style:name="T4" style:family="text">
      <style:text-properties officeooo:rsid="00109781"/>
    </style:style>
    <style:style style:name="T5" style:family="text">
      <style:text-properties officeooo:rsid="001299e8"/>
    </style:style>
    <style:style style:name="T6" style:family="text">
      <style:text-properties officeooo:rsid="0013d23a"/>
    </style:style>
    <style:style style:name="T7" style:family="text">
      <style:text-properties officeooo:rsid="00154313"/>
    </style:style>
    <style:style style:name="T8" style:family="text">
      <style:text-properties officeooo:rsid="0015779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otações<text:tab/></text:p>
      <text:p text:style-name="P1"/>
      <text:p text:style-name="P1">Webpack – para utilizar vários arquivos js em um só. <text:span text:style-name="T2">É um empacotador de modulos.</text:span></text:p>
      <text:p text:style-name="P1"/>
      <text:p text:style-name="P1">Webpack Dev Server – <text:span text:style-name="T3">para rodar o servidor desse pacote.</text:span></text:p>
      <text:p text:style-name="P2"/>
      <text:p text:style-name="P2">Static – pode ser chamado direto sem precisar estanciar um objeto – <text:span text:style-name="T7">não tem o this dentro de métodos statics</text:span></text:p>
      <text:p text:style-name="P3"/>
      <text:p text:style-name="P3">arrons function – não é possível utilizar this nesse tipo de função, porque ela não usa escolpo, para utilizar o this é preciso usar a function no formato tradicional.</text:p>
      <text:p text:style-name="P3"/>
      <text:p text:style-name="P4">FormData - Pega todos os campos dentro do formData.</text:p>
      <text:p text:style-name="P4"/>
      <text:p text:style-name="P4">Worker - para ler arquivos pdf</text:p>
      <text:p text:style-name="P1"/>
      <text:p text:style-name="P1"/>
      <text:p text:style-name="P1"/>
      <text:p text:style-name="P1">Erros</text:p>
      <text:p text:style-name="P1"/>
      <text:p text:style-name="P1">- Filtro de lista para contatos.</text:p>
      <text:p text:style-name="P1">- <text:span text:style-name="T1">Visualizando msg de um usuário na tela do outro.</text:span></text:p>
      <text:p text:style-name="P1">-<text:span text:style-name="T8">problema ao enviar image</text:span></text:p>
      <text:p text:style-name="P1"/>
      <text:p text:style-name="P1"/>
      <text:p text:style-name="P1"/>
      <text:p text:style-name="P5">Criar um trigger e quem tiver ouvindo esse evento chama o on, <text:span text:style-name="T6">só dispara o triggre se tiver alguém para ouvir</text:span></text:p>
      <text:p text:style-name="P5">trigger = disparo</text:p>
      <text:p text:style-name="P5">on = ouvir </text:p>
      <text:p text:style-name="P5"/>
      <text:p text:style-name="P5">blob - <text:s/>para manipulação de binário.</text:p>
      <text:p text:style-name="P5"/>
      <text:p text:style-name="P5">padrão DAO – <text:span text:style-name="T4">dados axios objects – </text:span><text:span text:style-name="T5">Controlador de dados por meio de objetos</text:span></text:p>
      <text:p text:style-name="P5"/>
      <text:p text:style-name="P6">gets e sets – É o modo correto de acessar métodos privados.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2T13:55:07.311791484</meta:creation-date>
    <dc:date>2023-07-14T23:06:57.516257277</dc:date>
    <meta:editing-duration>PT5H43M24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162" meta:character-count="922" meta:non-whitespace-character-count="766"/>
  </office:meta>
</office:document-meta>
</file>